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fo:font-size="21pt" officeooo:rsid="00103c4c" officeooo:paragraph-rsid="00103c4c" style:font-size-asian="18.3500003814697pt" style:font-size-complex="21pt"/>
    </style:style>
    <style:style style:name="P2" style:family="paragraph" style:parent-style-name="Standard">
      <style:paragraph-properties fo:text-align="center" style:justify-single-word="false"/>
      <style:text-properties fo:font-size="21pt" officeooo:rsid="00103c4c" officeooo:paragraph-rsid="00103c4c" style:font-size-asian="18.3500003814697pt" style:font-size-complex="21pt"/>
    </style:style>
    <style:style style:name="P3" style:family="paragraph" style:parent-style-name="Standard">
      <style:paragraph-properties fo:margin-left="0.2598in" fo:margin-right="0.25in" fo:text-align="start" style:justify-single-word="false"/>
      <style:text-properties fo:font-size="18pt" officeooo:rsid="00103c4c" officeooo:paragraph-rsid="00103c4c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28pt" officeooo:rsid="00103c4c" officeooo:paragraph-rsid="00103c4c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4">Certificate</text:p>
      <text:p text:style-name="P2"/>
      <text:p text:style-name="P3">This is to certify that <text:span text:style-name="T1">&lt;Student name&gt;</text:span><text:span text:style-name="T2">, student of Class 12 ‘Science’ (B) has successfully completed his Biology project on </text:span><text:span text:style-name="T1">“Waste Management” </text:span><text:span text:style-name="T2">under the guidance of Mr. Arup Roy and Mr. Sailen Da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6.01pt double #000000" style:border-line-width="0.028in 0.028in 0.028in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0T21:20:25.356000000</meta:creation-date>
    <dc:date>2024-06-17T21:51:36.787000000</dc:date>
    <meta:editing-duration>PT42M7S</meta:editing-duration>
    <meta:editing-cycles>3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2" meta:word-count="34" meta:character-count="208" meta:non-whitespace-character-count="176"/>
  </office:meta>
</office:document-meta>
</file>